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fefe" officeooo:paragraph-rsid="001aecdc"/>
    </style:style>
    <style:style style:name="P2" style:family="paragraph" style:parent-style-name="Standard">
      <style:text-properties officeooo:rsid="0019fefe" officeooo:paragraph-rsid="001ead57"/>
    </style:style>
    <style:style style:name="P3" style:family="paragraph" style:parent-style-name="Standard">
      <style:text-properties officeooo:rsid="0019fefe" officeooo:paragraph-rsid="002159ab"/>
    </style:style>
    <style:style style:name="P4" style:family="paragraph" style:parent-style-name="Standard">
      <style:text-properties officeooo:rsid="0019fefe" officeooo:paragraph-rsid="0022196d"/>
    </style:style>
    <style:style style:name="P5" style:family="paragraph" style:parent-style-name="Standard">
      <style:paragraph-properties fo:text-align="center" style:justify-single-word="false"/>
      <style:text-properties officeooo:rsid="0025130a" officeooo:paragraph-rsid="0025130a"/>
    </style:style>
    <style:style style:name="T1" style:family="text">
      <style:text-properties officeooo:rsid="001aecdc"/>
    </style:style>
    <style:style style:name="T2" style:family="text">
      <style:text-properties officeooo:rsid="001ead57"/>
    </style:style>
    <style:style style:name="T3" style:family="text">
      <style:text-properties fo:font-style="italic" officeooo:rsid="001ead57" style:font-style-asian="italic" style:font-style-complex="italic"/>
    </style:style>
    <style:style style:name="T4" style:family="text">
      <style:text-properties fo:font-style="italic" officeooo:rsid="00241359" style:font-style-asian="italic" style:font-style-complex="italic"/>
    </style:style>
    <style:style style:name="T5" style:family="text">
      <style:text-properties fo:font-style="normal" officeooo:rsid="001ead57" style:font-style-asian="normal" style:font-style-complex="normal"/>
    </style:style>
    <style:style style:name="T6" style:family="text">
      <style:text-properties fo:font-style="normal" officeooo:rsid="00241359" style:font-style-asian="normal" style:font-style-complex="normal"/>
    </style:style>
    <style:style style:name="T7" style:family="text">
      <style:text-properties officeooo:rsid="0021097c"/>
    </style:style>
    <style:style style:name="T8" style:family="text">
      <style:text-properties officeooo:rsid="0022196d"/>
    </style:style>
    <style:style style:name="T9" style:family="text">
      <style:text-properties officeooo:rsid="00241359"/>
    </style:style>
    <style:style style:name="T10" style:family="text">
      <style:text-properties officeooo:rsid="0024663a"/>
    </style:style>
    <style:style style:name="T11" style:family="text">
      <style:text-properties officeooo:rsid="0024e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vin' Levin's Life</text:p>
      <text:p text:style-name="P2"><text:tab/>Scott Levin, <text:span text:style-name="T8">unconventional </text:span>field agent <text:span text:style-name="T11">with</text:span> the cyber-terrorism unit <text:span text:style-name="T11">for</text:span> the Department of Homeland Security, <text:span text:style-name="T8">has a philosophical nature which eventually leads him to work for DHS</text:span>. <text:s text:c="2"/><text:span text:style-name="T11">Levin's peculiar ID photo intrigued and inspired a deeper investigation of his personality</text:span>. <text:s/>The picture of Levin with <text:span text:style-name="T8">his</text:span> unshaven face and unkempt hair <text:span text:style-name="T8">depicted a clear</text:span> contrast <text:span text:style-name="T8">between his and </text:span>the profile pictures of the other agents. <text:s/>Levin's picture looked more like a Columbian drug lord than that of a DHS agent. <text:s/><text:span text:style-name="T10">Information in Scott Levin's bio, including his photo, personal description and educational background, influenced further investigation of his rationale for joining DHS.</text:span></text:p>
      <text:p text:style-name="P1"><text:tab/><text:span text:style-name="T1">The bio <text:s/>contains specific information about Levin that reveals his ambiguous personality. <text:s/>Levin distances himself from people; his lack of commitment towards marriage is an example of his avoidance of close relationships. <text:s/>He also had a five year period, 2006-2010, where his location was unknown. <text:s/>This time period was immediately after he graduated from Oxford, where he earned his doctorate in Philosophy. <text:s/></text:span><text:span text:style-name="T5">Levin was greatly influenced by his </text:span><text:span text:style-name="T1">in-depth studies of the fundamental nature of knowledge, reality and existence which encouraged Levin to be a deep and non-traditional thinker. <text:s/>His wandering years were possibly spent searching for his “inner self.” <text:s/>He describes himself as ambiguous, leading one to believe that he</text:span> is a complex man who relishes his individuality <text:span text:style-name="T2">allowing him to adapt to various personalities in any given situation.</text:span> <text:s/></text:p>
      <text:p text:style-name="P3"><text:tab/><text:span text:style-name="T9">His philosophy background introduces a chain of events in Levin's life from 2006 forward which presents a logical explanation to his current employment. <text:s/>After a period of self-discovery, he began working for the CIA in Europe. <text:s/>His enlightenment of the problems the world faces <text:s/>led him to work for the CIA, where he strived to improve the world. After leaving the CIA in 2013, he began working for DHS through the cyber-terrorism unit where he was able to <text:s/>indirectly help a larger base of people. <text:s/>Due to his aversion of close relationships, this was an ideal career choice. <text:s/></text:span></text:p>
      <text:p text:style-name="P4"><text:span text:style-name="T7"><text:tab/>To completely understand Levin's ideas on philosophy and career choice, it is necessary to research his education and his mental self-portrait. <text:s/>Looking at the true definition of philosophy contributes to a better understanding of why he studied abroad, wandered for a period of five years, and developed specific attitudes and motivations. <text:s/>As a philosophy major he would have had a more inquisitive nature concerning life and his role therein. <text:s/>It is also important to discover why he chose Oxford as the school he would attend to earn his doctorate. According to </text:span><text:span text:style-name="T3">International Stu</text:span><text:span text:style-name="T4">dent</text:span><text:span text:style-name="T3">s, </text:span><text:span text:style-name="T5">Oxford University is the top school for studying ancient philosophy. <text:s/></text:span><text:span text:style-name="T6">T</text:span><text:span text:style-name="T7">his information indicates why he chose Oxford University over other competitors. <text:s/>After investigating Levin's personal experiences, it becomes evident why he pursued a career in DHS. <text:s/></text:span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22:07:26.916325784</meta:creation-date>
    <dc:date>2016-06-23T00:40:07.727123186</dc:date>
    <meta:editing-duration>PT1H14M25S</meta:editing-duration>
    <meta:editing-cycles>10</meta:editing-cycles>
    <meta:generator>LibreOffice/5.0.3.2$Linux_X86_64 LibreOffice_project/00m0$Build-2</meta:generator>
    <meta:document-statistic meta:table-count="0" meta:image-count="0" meta:object-count="0" meta:page-count="1" meta:paragraph-count="6" meta:word-count="462" meta:character-count="2975" meta:non-whitespace-character-count="2485"/>
  </office:meta>
</office:document-meta>
</file>